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DEC2HEX([.A2]; 2)" office:value-type="string" office:string-value="2B">
            <text:p>2B</text:p>
          </table:table-cell>
          <table:table-cell table:style-name="ce1" table:formula="of:=CONCATENATE([.B2];[.B3];[.B4])" office:value-type="string" office:string-value="2B3781">
            <text:p>2B37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DEC2HEX([.A3]; 2)" office:value-type="string" office:string-value="37">
            <text:p>3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table:formula="of:=DEC2HEX([.A4]; 2)" office:value-type="string" office:string-value="81">
            <text:p>81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float" office:value="111">
            <text:p>111</text:p>
          </table:table-cell>
          <table:table-cell table:formula="of:=DEC2HEX([.A6]; 2)" office:value-type="string" office:string-value="6F">
            <text:p>6F</text:p>
          </table:table-cell>
          <table:table-cell table:style-name="ce1" table:formula="of:=CONCATENATE([.B6];[.B7];[.B8])" office:value-type="string" office:string-value="6F77AA">
            <text:p>6F77AA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DEC2HEX([.A7]; 2)" office:value-type="string" office:string-value="77">
            <text:p>77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table:formula="of:=DEC2HEX([.A8]; 2)" office:value-type="string" office:string-value="AA">
            <text:p>AA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formula="of:=DEC2HEX([.A10]; 2)" office:value-type="string" office:string-value="00">
            <text:p>00</text:p>
          </table:table-cell>
          <table:table-cell table:style-name="ce1" table:formula="of:=CONCATENATE([.B10];[.B11];[.B12])" office:value-type="string" office:string-value="000000">
            <text:p>000000</text:p>
          </table:table-cell>
        </table:table-row>
        <table:table-row table:style-name="ro1">
          <table:table-cell/>
          <table:table-cell table:formula="of:=DEC2HEX([.A11]; 2)" office:value-type="string" office:string-value="00">
            <text:p>00</text:p>
          </table:table-cell>
          <table:table-cell/>
        </table:table-row>
        <table:table-row table:style-name="ro1">
          <table:table-cell/>
          <table:table-cell table:formula="of:=DEC2HEX([.A12]; 2)" office:value-type="string" office:string-value="00">
            <text:p>00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formula="of:=DEC2HEX([.A14]; 2)" office:value-type="string" office:string-value="00">
            <text:p>00</text:p>
          </table:table-cell>
          <table:table-cell table:style-name="ce1" table:formula="of:=CONCATENATE([.B14];[.B15];[.B16])" office:value-type="string" office:string-value="000000">
            <text:p>000000</text:p>
          </table:table-cell>
        </table:table-row>
        <table:table-row table:style-name="ro1">
          <table:table-cell/>
          <table:table-cell table:formula="of:=DEC2HEX([.A15]; 2)" office:value-type="string" office:string-value="00">
            <text:p>00</text:p>
          </table:table-cell>
          <table:table-cell/>
        </table:table-row>
        <table:table-row table:style-name="ro1">
          <table:table-cell/>
          <table:table-cell table:formula="of:=DEC2HEX([.A16]; 2)" office:value-type="string" office:string-value="00">
            <text:p>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1">03/21/2012</text:date>, <text:time>01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erner Puff</meta:initial-creator>
    <meta:creation-date>2012-03-20T23:27:45.24</meta:creation-date>
    <dc:date>2012-03-21T01:15:33.25</dc:date>
    <dc:creator>Werner Puff</dc:creator>
    <meta:editing-duration>PT01H32M30S</meta:editing-duration>
    <meta:editing-cycles>1</meta:editing-cycles>
    <meta:document-statistic meta:table-count="3" meta:cell-count="28" meta:object-count="0"/>
    <meta:generator>OpenOffice.org/3.1$Win32 OpenOffice.org_project/310m19$Build-9420</meta:generator>
  </office:meta>
</office:document-meta>
</file>